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utocompletamento ( Lookup )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abio</meta:initial-creator>
    <meta:creation-date>2007-12-05T17:31:23</meta:creation-date>
    <dc:creator>fabio</dc:creator>
    <dc:date>2007-12-05T17:33:02</dc:date>
    <meta:editing-cycles>1</meta:editing-cycles>
    <meta:editing-duration>PT1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2" meta:character-count="28"/>
  </office:meta>
</office:document-meta>
</file>